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Georgia" svg:font-family="Georgia" style:font-family-generic="roman" style:font-pitch="variable"/>
    <style:font-face style:name="Inconsolata-Bold" svg:font-family="Inconsolata-Bold" style:font-family-generic="roman" style:font-pitch="variable"/>
    <style:font-face style:name="Inconsolata-Regular" svg:font-family="Inconsolata-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Segoe UI" fo:font-size="14pt" fo:font-weight="bold" officeooo:rsid="0000afcb" officeooo:paragraph-rsid="00060897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Segoe UI" fo:font-size="14pt" fo:font-weight="bold" officeooo:rsid="0000afcb" officeooo:paragraph-rsid="0006403f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Segoe UI" fo:font-size="14pt" fo:font-weight="bold" officeooo:rsid="0000afcb" officeooo:paragraph-rsid="00067cd3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Segoe UI" fo:font-size="12pt" style:text-underline-style="none" fo:font-weight="bold" officeooo:rsid="0000afcb" officeooo:paragraph-rsid="00016af1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Segoe UI" fo:font-size="12pt" style:text-underline-style="none" fo:font-weight="bold" officeooo:rsid="0000afcb" officeooo:paragraph-rsid="00060897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Segoe UI" fo:font-size="12pt" style:text-underline-style="none" fo:font-weight="bold" officeooo:rsid="0000afcb" officeooo:paragraph-rsid="00067cd3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Segoe UI" fo:font-size="10pt" style:text-underline-style="none" fo:font-weight="bold" officeooo:rsid="0000afcb" officeooo:paragraph-rsid="00016af1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Segoe UI" fo:font-size="10pt" style:text-underline-style="none" fo:font-weight="bold" officeooo:rsid="0000afcb" officeooo:paragraph-rsid="00060897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Segoe UI" fo:font-size="10pt" style:text-underline-style="none" fo:font-weight="bold" officeooo:rsid="0000afcb" officeooo:paragraph-rsid="00067cd3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Segoe UI" fo:font-size="10pt" fo:font-style="normal" style:text-underline-style="none" fo:font-weight="normal" officeooo:rsid="0000afcb" officeooo:paragraph-rsid="00016af1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style:font-name="Segoe UI" fo:font-size="10pt" fo:font-style="normal" style:text-underline-style="none" fo:font-weight="normal" officeooo:rsid="0000afcb" officeooo:paragraph-rsid="00060897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style:font-name="Segoe UI" fo:font-size="10pt" fo:font-style="normal" style:text-underline-style="none" fo:font-weight="normal" officeooo:rsid="0000afcb" officeooo:paragraph-rsid="00067cd3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0pt" fo:font-weight="bold" officeooo:rsid="0000afcb" officeooo:paragraph-rsid="00016af1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Segoe UI" fo:font-size="10pt" fo:font-style="italic" style:text-underline-style="none" fo:font-weight="normal" officeooo:rsid="00060897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 style:list-style-name="L9">
      <style:text-properties style:font-name="Segoe UI" fo:font-size="10pt" fo:font-style="normal" style:text-underline-style="solid" style:text-underline-width="auto" style:text-underline-color="font-color" fo:font-weight="normal" officeooo:rsid="00067cd3" officeooo:paragraph-rsid="00067cd3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 style:list-style-name="L10">
      <style:text-properties style:font-name="Segoe UI" fo:font-size="10pt" fo:font-style="normal" style:text-underline-style="solid" style:text-underline-width="auto" style:text-underline-color="font-color" fo:font-weight="normal" officeooo:rsid="00076a49" officeooo:paragraph-rsid="00076a49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0e69cb" officeooo:paragraph-rsid="000e69cb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 style:list-style-name="L5">
      <style:text-properties style:font-name="Segoe UI" fo:font-size="10pt" fo:font-style="normal" style:text-underline-style="solid" style:text-underline-width="auto" style:text-underline-color="font-color" fo:font-weight="normal" officeooo:rsid="001982d8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 style:list-style-name="L1">
      <style:text-properties style:font-name="Segoe UI" fo:font-size="10pt" fo:font-style="normal" style:text-underline-style="none" fo:font-weight="normal" officeooo:rsid="00016b41" officeooo:paragraph-rsid="00067cd3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 style:list-style-name="L6">
      <style:text-properties style:font-name="Segoe UI" fo:font-size="10pt" fo:font-style="normal" style:text-underline-style="none" fo:font-weight="normal" officeooo:rsid="0009e6a9" officeooo:paragraph-rsid="0009e6a9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 style:list-style-name="L1">
      <style:text-properties style:font-name="Segoe UI" fo:font-size="10pt" fo:font-style="normal" style:text-underline-style="none" fo:font-weight="normal" officeooo:rsid="00076a49" officeooo:paragraph-rsid="00076a49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 style:list-style-name="L2">
      <style:text-properties style:font-name="Segoe UI" fo:font-size="10pt" fo:font-style="normal" style:text-underline-style="none" fo:font-weight="normal" officeooo:rsid="000e69cb" officeooo:paragraph-rsid="0023dfdf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27e04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4545f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7dde9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b6952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 style:list-style-name="L4">
      <style:text-properties style:font-name="Segoe UI" fo:font-size="10pt" fo:font-style="normal" style:text-underline-style="none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 style:list-style-name="L5">
      <style:text-properties style:font-name="Segoe UI" fo:font-size="10pt" fo:font-style="normal" style:text-underline-style="none" fo:font-weight="normal" officeooo:rsid="001982d8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 style:list-style-name="L8">
      <style:text-properties style:font-name="Segoe UI" fo:font-size="10pt" fo:font-style="normal" style:text-underline-style="none" fo:font-weight="normal" officeooo:rsid="001b6952" officeooo:paragraph-rsid="001b6952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 style:list-style-name="L2">
      <style:text-properties style:font-name="Segoe UI" fo:font-size="10pt" fo:font-style="normal" style:text-underline-style="none" fo:font-weight="normal" officeooo:rsid="0023dfdf" officeooo:paragraph-rsid="0023dfdf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 style:list-style-name="L3">
      <style:text-properties style:font-name="Segoe UI" fo:font-size="10pt" fo:font-style="italic" style:text-underline-style="none" fo:font-weight="normal" officeooo:rsid="00060897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Standard">
      <style:text-properties style:font-name="Segoe UI" fo:font-size="10pt" fo:font-style="italic" style:text-underline-style="none" fo:font-weight="normal" officeooo:rsid="00060897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Standard" style:list-style-name="L7">
      <style:text-properties style:font-name="Segoe UI" fo:font-size="10pt" fo:font-style="italic" style:text-underline-style="none" fo:font-weight="normal" officeooo:rsid="00016b41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Standard" style:list-style-name="L2">
      <style:text-properties style:font-name="Segoe UI" fo:font-size="10pt" fo:font-style="italic" style:text-underline-style="none" fo:font-weight="normal" officeooo:rsid="000e69cb" officeooo:paragraph-rsid="0023dfdf" style:font-size-asian="10pt" style:font-style-asian="italic" style:font-weight-asian="normal" style:font-size-complex="10pt" style:font-style-complex="italic" style:font-weight-complex="normal"/>
    </style:style>
    <style:style style:name="P40" style:family="paragraph" style:parent-style-name="Standard" style:list-style-name="L1">
      <style:text-properties style:font-name="Segoe UI" fo:font-size="10pt" fo:font-style="italic" style:text-underline-style="none" fo:font-weight="normal" officeooo:rsid="00101041" officeooo:paragraph-rsid="00101041" style:font-size-asian="10pt" style:font-style-asian="italic" style:font-weight-asian="normal" style:font-size-complex="10pt" style:font-style-complex="italic" style:font-weight-complex="normal"/>
    </style:style>
    <style:style style:name="P41" style:family="paragraph" style:parent-style-name="Standard" style:list-style-name="L1">
      <style:text-properties style:font-name="Segoe UI" fo:font-size="10pt" fo:font-style="italic" style:text-underline-style="none" fo:font-weight="normal" officeooo:rsid="00101041" officeooo:paragraph-rsid="00127e04" style:font-size-asian="10pt" style:font-style-asian="italic" style:font-weight-asian="normal" style:font-size-complex="10pt" style:font-style-complex="italic" style:font-weight-complex="normal"/>
    </style:style>
    <style:style style:name="P42" style:family="paragraph" style:parent-style-name="Standard" style:list-style-name="L1">
      <style:text-properties style:font-name="Segoe UI" fo:font-size="10pt" fo:font-style="italic" style:text-underline-style="none" fo:font-weight="normal" officeooo:rsid="00101041" officeooo:paragraph-rsid="0014545f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Standard" style:list-style-name="L1">
      <style:text-properties style:font-name="Segoe UI" fo:font-size="10pt" fo:font-style="italic" style:text-underline-style="none" fo:font-weight="normal" officeooo:rsid="00101041" officeooo:paragraph-rsid="0017dde9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Standard" style:list-style-name="L1">
      <style:text-properties style:font-name="Segoe UI" fo:font-size="10pt" fo:font-style="italic" style:text-underline-style="none" fo:font-weight="normal" officeooo:rsid="00101041" officeooo:paragraph-rsid="001982d8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Standard" style:list-style-name="L1">
      <style:text-properties style:font-name="Segoe UI" fo:font-size="10pt" fo:font-style="italic" style:text-underline-style="none" fo:font-weight="normal" officeooo:rsid="00101041" officeooo:paragraph-rsid="001b6952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Standard" style:list-style-name="L4">
      <style:text-properties style:font-name="Segoe UI" fo:font-size="10pt" fo:font-style="italic" style:text-underline-style="none" fo:font-weight="normal" officeooo:rsid="00101041" officeooo:paragraph-rsid="00101041" style:font-size-asian="10pt" style:font-style-asian="italic" style:font-weight-asian="normal" style:font-size-complex="10pt" style:font-style-complex="italic" style:font-weight-complex="normal"/>
    </style:style>
    <style:style style:name="P47" style:family="paragraph" style:parent-style-name="Standard" style:list-style-name="L2">
      <style:text-properties style:font-name="Segoe UI" fo:font-size="10pt" fo:font-style="italic" style:text-underline-style="none" fo:font-weight="normal" officeooo:rsid="0018349f" officeooo:paragraph-rsid="0018349f" style:font-size-asian="10pt" style:font-style-asian="italic" style:font-weight-asian="normal" style:font-size-complex="10pt" style:font-style-complex="italic" style:font-weight-complex="normal"/>
    </style:style>
    <style:style style:name="P48" style:family="paragraph" style:parent-style-name="Standard" style:list-style-name="L2">
      <style:text-properties style:font-name="Segoe UI" fo:font-size="10pt" fo:font-style="italic" style:text-underline-style="none" fo:font-weight="normal" officeooo:rsid="0024e78f" officeooo:paragraph-rsid="0024e78f" style:font-size-asian="10pt" style:font-style-asian="italic" style:font-weight-asian="normal" style:font-size-complex="10pt" style:font-style-complex="italic" style:font-weight-complex="normal"/>
    </style:style>
    <style:style style:name="P49" style:family="paragraph" style:parent-style-name="Standard" style:list-style-name="L12">
      <style:text-properties style:font-name="Segoe UI" fo:font-size="10pt" fo:font-style="italic" style:text-underline-style="none" fo:font-weight="bold" officeooo:rsid="0016018e" officeooo:paragraph-rsid="0016018e" style:font-size-asian="10pt" style:font-style-asian="italic" style:font-weight-asian="bold" style:font-size-complex="10pt" style:font-style-complex="italic" style:font-weight-complex="bold"/>
    </style:style>
    <style:style style:name="P50" style:family="paragraph" style:parent-style-name="Standard" style:list-style-name="L12">
      <style:text-properties style:font-name="Segoe UI" fo:font-size="10pt" fo:font-style="italic" style:text-underline-style="none" fo:font-weight="bold" officeooo:rsid="0016e7e8" officeooo:paragraph-rsid="0016e7e8" style:font-size-asian="10pt" style:font-style-asian="italic" style:font-weight-asian="bold" style:font-size-complex="10pt" style:font-style-complex="italic" style:font-weight-complex="bold"/>
    </style:style>
    <style:style style:name="P51" style:family="paragraph" style:parent-style-name="Standard" style:list-style-name="L4">
      <style:text-properties style:font-name="Segoe UI" fo:font-size="10pt" fo:font-style="italic" style:text-underline-style="solid" style:text-underline-width="auto" style:text-underline-color="font-color" fo:font-weight="normal" officeooo:rsid="00101041" officeooo:paragraph-rsid="00101041" style:font-size-asian="10pt" style:font-style-asian="italic" style:font-weight-asian="normal" style:font-size-complex="10pt" style:font-style-complex="italic" style:font-weight-complex="normal"/>
    </style:style>
    <style:style style:name="P52" style:family="paragraph" style:parent-style-name="Standard" style:list-style-name="L1">
      <style:text-properties style:font-name="Segoe UI" fo:font-size="10pt" fo:font-style="italic" style:text-underline-style="solid" style:text-underline-width="auto" style:text-underline-color="font-color" fo:font-weight="normal" officeooo:rsid="0014545f" officeooo:paragraph-rsid="0014545f" style:font-size-asian="10pt" style:font-style-asian="italic" style:font-weight-asian="normal" style:font-size-complex="10pt" style:font-style-complex="italic" style:font-weight-complex="normal"/>
    </style:style>
    <style:style style:name="P53" style:family="paragraph" style:parent-style-name="Standard" style:list-style-name="L1">
      <style:text-properties style:font-name="Segoe UI" fo:font-size="10pt" fo:font-style="italic" style:text-underline-style="solid" style:text-underline-width="auto" style:text-underline-color="font-color" fo:font-weight="normal" officeooo:rsid="0014545f" officeooo:paragraph-rsid="001b6952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Standard" style:list-style-name="L1">
      <style:text-properties style:font-name="Segoe UI" fo:font-size="10pt" fo:font-style="italic" style:text-underline-style="solid" style:text-underline-width="auto" style:text-underline-color="font-color" fo:font-weight="normal" officeooo:rsid="001982d8" officeooo:paragraph-rsid="001982d8" style:font-size-asian="10pt" style:font-style-asian="italic" style:font-weight-asian="normal" style:font-size-complex="10pt" style:font-style-complex="italic" style:font-weight-complex="normal"/>
    </style:style>
    <style:style style:name="P55" style:family="paragraph" style:parent-style-name="Standard" style:list-style-name="L12">
      <style:text-properties style:font-name="Segoe UI" fo:font-size="10pt" fo:font-style="italic" style:text-underline-style="solid" style:text-underline-width="auto" style:text-underline-color="font-color" fo:font-weight="bold" officeooo:rsid="0016e7e8" officeooo:paragraph-rsid="0016e7e8" style:font-size-asian="10pt" style:font-style-asian="italic" style:font-weight-asian="bold" style:font-size-complex="10pt" style:font-style-complex="italic" style:font-weight-complex="bold"/>
    </style:style>
    <style:style style:name="P56" style:family="paragraph" style:parent-style-name="Standard">
      <style:text-properties style:font-name="Segoe UI" fo:font-size="10pt" style:text-underline-style="none" fo:font-weight="bold" officeooo:rsid="0000afcb" officeooo:paragraph-rsid="00127e04" style:font-size-asian="10pt" style:font-weight-asian="bold" style:font-size-complex="10pt" style:font-weight-complex="bold"/>
    </style:style>
    <style:style style:name="P57" style:family="paragraph" style:parent-style-name="Standard">
      <style:text-properties style:font-name="Segoe UI" fo:font-size="10pt" style:text-underline-style="none" fo:font-weight="bold" officeooo:rsid="0000afcb" officeooo:paragraph-rsid="00016af1" style:font-size-asian="10pt" style:font-weight-asian="bold" style:font-size-complex="10pt" style:font-weight-complex="bold"/>
    </style:style>
    <style:style style:name="P58" style:family="paragraph" style:parent-style-name="Standard">
      <style:text-properties style:font-name="Segoe UI" fo:font-size="10pt" style:text-underline-style="none" fo:font-weight="bold" officeooo:rsid="0000afcb" officeooo:paragraph-rsid="001b6952" style:font-size-asian="10pt" style:font-weight-asian="bold" style:font-size-complex="10pt" style:font-weight-complex="bold"/>
    </style:style>
    <style:style style:name="P59" style:family="paragraph" style:parent-style-name="Standard">
      <style:text-properties style:font-name="Segoe UI" fo:font-size="10pt" style:text-underline-style="none" fo:font-weight="bold" officeooo:rsid="0000afcb" officeooo:paragraph-rsid="001d6521" style:font-size-asian="10pt" style:font-weight-asian="bold" style:font-size-complex="10pt" style:font-weight-complex="bold"/>
    </style:style>
    <style:style style:name="P60" style:family="paragraph" style:parent-style-name="Standard">
      <style:text-properties style:font-name="Segoe UI" fo:font-size="14pt" fo:font-weight="bold" officeooo:rsid="0000afcb" officeooo:paragraph-rsid="00127e04" style:font-size-asian="12.25pt" style:font-weight-asian="bold" style:font-size-complex="14pt" style:font-weight-complex="bold"/>
    </style:style>
    <style:style style:name="P61" style:family="paragraph" style:parent-style-name="Standard">
      <style:text-properties style:font-name="Segoe UI" fo:font-size="14pt" fo:font-weight="bold" officeooo:rsid="0000afcb" officeooo:paragraph-rsid="001b6952" style:font-size-asian="12.25pt" style:font-weight-asian="bold" style:font-size-complex="14pt" style:font-weight-complex="bold"/>
    </style:style>
    <style:style style:name="P62" style:family="paragraph" style:parent-style-name="Standard">
      <style:text-properties style:font-name="Segoe UI" fo:font-size="12pt" style:text-underline-style="none" fo:font-weight="bold" officeooo:rsid="0000afcb" officeooo:paragraph-rsid="00127e04" style:font-size-asian="12.25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0897"/>
    </style:style>
    <style:style style:name="T3" style:family="text">
      <style:text-properties style:text-underline-style="solid" style:text-underline-width="auto" style:text-underline-color="font-color" officeooo:rsid="00067cd3"/>
    </style:style>
    <style:style style:name="T4" style:family="text">
      <style:text-properties style:text-underline-style="solid" style:text-underline-width="auto" style:text-underline-color="font-color" officeooo:rsid="000a28b0"/>
    </style:style>
    <style:style style:name="T5" style:family="text">
      <style:text-properties style:text-underline-style="solid" style:text-underline-width="auto" style:text-underline-color="font-color" officeooo:rsid="000e69cb"/>
    </style:style>
    <style:style style:name="T6" style:family="text">
      <style:text-properties style:text-underline-style="solid" style:text-underline-width="auto" style:text-underline-color="font-color" fo:font-weight="normal" officeooo:rsid="0016018e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1b6952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officeooo:rsid="00101041"/>
    </style:style>
    <style:style style:name="T9" style:family="text">
      <style:text-properties style:text-underline-style="solid" style:text-underline-width="auto" style:text-underline-color="font-color" officeooo:rsid="0011bad6"/>
    </style:style>
    <style:style style:name="T10" style:family="text">
      <style:text-properties style:text-underline-style="solid" style:text-underline-width="auto" style:text-underline-color="font-color" officeooo:rsid="00127e04"/>
    </style:style>
    <style:style style:name="T11" style:family="text">
      <style:text-properties style:text-underline-style="solid" style:text-underline-width="auto" style:text-underline-color="font-color" officeooo:rsid="0014545f"/>
    </style:style>
    <style:style style:name="T12" style:family="text">
      <style:text-properties style:text-underline-style="solid" style:text-underline-width="auto" style:text-underline-color="font-color" officeooo:rsid="001982d8"/>
    </style:style>
    <style:style style:name="T13" style:family="text">
      <style:text-properties style:text-underline-style="solid" style:text-underline-width="auto" style:text-underline-color="font-color" officeooo:rsid="001b6952"/>
    </style:style>
    <style:style style:name="T14" style:family="text">
      <style:text-properties style:text-underline-style="solid" style:text-underline-width="auto" style:text-underline-color="font-color" officeooo:rsid="001f01e6"/>
    </style:style>
    <style:style style:name="T15" style:family="text">
      <style:text-properties style:text-underline-style="solid" style:text-underline-width="auto" style:text-underline-color="font-color" officeooo:rsid="00221022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060897"/>
    </style:style>
    <style:style style:name="T18" style:family="text">
      <style:text-properties style:text-underline-style="none" officeooo:rsid="0006403f"/>
    </style:style>
    <style:style style:name="T19" style:family="text">
      <style:text-properties style:text-underline-style="none" officeooo:rsid="00067cd3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none" officeooo:rsid="000e69cb"/>
    </style:style>
    <style:style style:name="T22" style:family="text">
      <style:text-properties style:text-underline-style="none" officeooo:rsid="00101041"/>
    </style:style>
    <style:style style:name="T23" style:family="text">
      <style:text-properties style:text-underline-style="none" officeooo:rsid="0011bad6"/>
    </style:style>
    <style:style style:name="T24" style:family="text">
      <style:text-properties style:text-underline-style="none" officeooo:rsid="0009e6a9"/>
    </style:style>
    <style:style style:name="T25" style:family="text">
      <style:text-properties style:text-underline-style="none" officeooo:rsid="00127e04"/>
    </style:style>
    <style:style style:name="T26" style:family="text">
      <style:text-properties style:text-underline-style="none" officeooo:rsid="0014545f"/>
    </style:style>
    <style:style style:name="T27" style:family="text">
      <style:text-properties style:text-underline-style="none" officeooo:rsid="001982d8"/>
    </style:style>
    <style:style style:name="T28" style:family="text">
      <style:text-properties style:text-underline-style="none" officeooo:rsid="001b6952"/>
    </style:style>
    <style:style style:name="T29" style:family="text">
      <style:text-properties style:text-underline-style="none" officeooo:rsid="001f01e6"/>
    </style:style>
    <style:style style:name="T30" style:family="text">
      <style:text-properties style:text-underline-style="none" officeooo:rsid="0020d0e9"/>
    </style:style>
    <style:style style:name="T31" style:family="text">
      <style:text-properties fo:font-style="italic" style:text-underline-style="none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24e78f" style:font-style-asian="italic" style:font-style-complex="italic"/>
    </style:style>
    <style:style style:name="T34" style:family="text">
      <style:text-properties fo:color="#000000" fo:font-size="12pt" fo:font-style="normal" style:font-size-asian="12pt" style:font-style-asian="normal"/>
    </style:style>
    <style:style style:name="T35" style:family="text">
      <style:text-properties fo:color="#000000" fo:font-size="12pt" fo:font-style="normal" officeooo:rsid="0002d49d" style:font-size-asian="12pt" style:font-style-asian="normal"/>
    </style:style>
    <style:style style:name="T36" style:family="text">
      <style:text-properties fo:color="#000000" fo:font-size="12pt" fo:font-style="normal" officeooo:rsid="0006403f" style:font-size-asian="12pt" style:font-style-asian="normal" style:font-style-complex="normal"/>
    </style:style>
    <style:style style:name="T37" style:family="text">
      <style:text-properties fo:color="#000000" fo:font-size="12pt" fo:font-style="normal" officeooo:rsid="00101041" style:font-size-asian="12pt" style:font-style-asian="normal" style:font-style-complex="normal"/>
    </style:style>
    <style:style style:name="T38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39" style:family="text">
      <style:text-properties fo:color="#000000" fo:font-size="12pt" fo:font-style="normal" fo:font-weight="normal" officeooo:rsid="0002d49d" style:font-size-asian="12pt" style:font-style-asian="normal" style:font-weight-asian="normal" style:font-weight-complex="normal"/>
    </style:style>
    <style:style style:name="T40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41" style:family="text">
      <style:text-properties fo:color="#000000" fo:font-size="12pt" fo:font-style="normal" fo:font-weight="normal" officeooo:rsid="0002d49d" style:font-size-asian="12pt" style:font-style-asian="normal" style:font-weight-asian="normal" style:font-style-complex="normal" style:font-weight-complex="normal"/>
    </style:style>
    <style:style style:name="T42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 style:font-weight-complex="normal"/>
    </style:style>
    <style:style style:name="T43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/>
    </style:style>
    <style:style style:name="T44" style:family="text">
      <style:text-properties fo:color="#000000" fo:font-size="12pt" fo:font-style="normal" fo:font-weight="normal" officeooo:rsid="0002d49d" style:font-size-asian="12pt" style:font-style-asian="normal" style:font-weight-asian="normal"/>
    </style:style>
    <style:style style:name="T45" style:family="text">
      <style:text-properties fo:color="#000000" fo:font-size="12pt" fo:font-style="italic" fo:font-weight="normal" officeooo:rsid="0002d49d" style:font-size-asian="12pt" style:font-style-asian="italic" style:font-weight-asian="normal" style:font-style-complex="italic" style:font-weight-complex="normal"/>
    </style:style>
    <style:style style:name="T46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 style:font-weight-complex="normal"/>
    </style:style>
    <style:style style:name="T47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/>
    </style:style>
    <style:style style:name="T48" style:family="text">
      <style:text-properties officeooo:rsid="00060897"/>
    </style:style>
    <style:style style:name="T49" style:family="text">
      <style:text-properties officeooo:rsid="0006403f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0a28b0" style:font-weight-asian="bold" style:font-weight-complex="bold"/>
    </style:style>
    <style:style style:name="T52" style:family="text">
      <style:text-properties fo:font-weight="bold" officeooo:rsid="0024e78f" style:font-weight-asian="bold" style:font-weight-complex="bold"/>
    </style:style>
    <style:style style:name="T53" style:family="text">
      <style:text-properties officeooo:rsid="00067cd3"/>
    </style:style>
    <style:style style:name="T54" style:family="text">
      <style:text-properties officeooo:rsid="000a28b0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127e04" style:font-weight-asian="normal" style:font-weight-complex="normal"/>
    </style:style>
    <style:style style:name="T57" style:family="text">
      <style:text-properties fo:font-weight="normal" officeooo:rsid="00158aca" style:font-weight-asian="normal" style:font-weight-complex="normal"/>
    </style:style>
    <style:style style:name="T58" style:family="text">
      <style:text-properties fo:font-weight="normal" officeooo:rsid="0016018e" style:font-weight-asian="normal" style:font-weight-complex="normal"/>
    </style:style>
    <style:style style:name="T59" style:family="text">
      <style:text-properties fo:font-weight="normal" officeooo:rsid="001b6952" style:font-weight-asian="normal" style:font-weight-complex="normal"/>
    </style:style>
    <style:style style:name="T60" style:family="text">
      <style:text-properties fo:font-weight="normal" officeooo:rsid="001d6521" style:font-weight-asian="normal" style:font-weight-complex="normal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4" style:family="text">
      <style:text-properties fo:font-style="normal" style:text-underline-style="solid" style:text-underline-width="auto" style:text-underline-color="font-color" officeooo:rsid="001f01e6" style:font-style-asian="normal" style:font-style-complex="normal"/>
    </style:style>
    <style:style style:name="T6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solid" style:text-underline-width="auto" style:text-underline-color="font-color" fo:font-weight="normal" officeooo:rsid="00221022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style:font-style-asian="normal" style:font-style-complex="normal"/>
    </style:style>
    <style:style style:name="T6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20d0e9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221022" style:font-style-asian="normal" style:font-weight-asian="normal" style:font-style-complex="normal" style:font-weight-complex="normal"/>
    </style:style>
    <style:style style:name="T73" style:family="text">
      <style:text-properties officeooo:rsid="00127e04"/>
    </style:style>
    <style:style style:name="T74" style:family="text">
      <style:text-properties officeooo:rsid="0016018e"/>
    </style:style>
    <style:style style:name="T75" style:family="text">
      <style:text-properties officeooo:rsid="001982d8"/>
    </style:style>
    <style:style style:name="T76" style:family="text">
      <style:text-properties officeooo:rsid="0024e78f"/>
    </style:style>
    <style:style style:name="T77" style:family="text">
      <style:text-properties officeooo:rsid="00264f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34">Pre-condizioni </text:span><text:span text:style-name="T35">generali </text:span><text:span text:style-name="T34">: </text:span><text:span text:style-name="T39">L’attore è identificato con un’istanza </text:span><text:span text:style-name="T45">ch</text:span><text:span text:style-name="T41"> di Chef</text:span><text:span text:style-name="T38"> ed esiste almeno un’</text:span><text:span text:style-name="T44">istanza di</text:span><text:span text:style-name="T38"> </text:span><text:span text:style-name="T44">E</text:span><text:span text:style-name="T38">vento </text:span><text:span text:style-name="T47">e</text:span><text:span text:style-name="T43"> tale che </text:span><text:span text:style-name="T47">e</text:span><text:span text:style-name="T43"> </text:span><text:span text:style-name="T37">è</text:span><text:span text:style-name="T43"> </text:span><text:span text:style-name="T36">assegnato a</text:span><text:span text:style-name="T42"> </text:span><text:span text:style-name="T46">ch</text:span><text:span text:style-name="T43"> </text:span><text:span text:style-name="T40">in</text:span><text:span text:style-name="T38"> corso affidatogli.</text:span></text:p>
      <text:p text:style-name="P15"/>
      <text:p text:style-name="P2"/>
      <text:p text:style-name="P1"/>
      <text:p text:style-name="P1"><text:span text:style-name="T48">1</text:span>. <text:span text:style-name="T48">apriFoglioRiepilogativo</text:span>(<text:span text:style-name="T5">evento</text:span><text:span text:style-name="T21"> : Evento, </text:span><text:span text:style-name="T5">servizio</text:span><text:span text:style-name="T21"> : Servizio</text:span><text:span text:style-name="T16">)</text:span></text:p>
      <text:p text:style-name="P6"/>
      <text:p text:style-name="P9">Pre-condizioni :</text:p>
      <text:list xml:id="list1869557994" text:style-name="L1">
        <text:list-item>
          <text:p text:style-name="P20">evento<text:span text:style-name="T16"> </text:span><text:span text:style-name="T20">è assegnato a </text:span><text:span text:style-name="T31">ch</text:span></text:p>
        </text:list-item>
        <text:list-item>
          <text:p text:style-name="P19">evento<text:span text:style-name="T16"> </text:span><text:span text:style-name="T20">prevede</text:span><text:span text:style-name="T16"> </text:span>servizio</text:p>
        </text:list-item>
      </text:list>
      <text:p text:style-name="P12"/>
      <text:p text:style-name="P9">Post-condizioni : </text:p>
      <text:list xml:id="list2835187249" text:style-name="L2">
        <text:list-item>
          <text:p text:style-name="P48"><text:span text:style-name="T61">Se esiste in memoria un FoglioRiepilogativo tale che </text:span><text:span text:style-name="T62">si riferisca a </text:span><text:span text:style-name="T63">servizio</text:span><text:span text:style-name="T61"> e </text:span>ch<text:span text:style-name="T61"> lo </text:span><text:span text:style-name="T62">gestisce</text:span><text:span text:style-name="T61">, è stata creata una istanza </text:span>foglio<text:span text:style-name="T61"> avente le informazioni memorizzate</text:span></text:p>
        </text:list-item>
        <text:list-item>
          <text:p text:style-name="P47"><text:span text:style-name="T61">Altrimenti</text:span></text:p>
          <text:list>
            <text:list-item>
              <text:p text:style-name="P25">è stata creata una nuova istanza <text:span text:style-name="T32">foglio</text:span> di FoglioRiepilogativo</text:p>
            </text:list-item>
            <text:list-item>
              <text:p text:style-name="P39">foglio<text:span text:style-name="T61"> </text:span><text:span text:style-name="T62">si riferisce a </text:span><text:span text:style-name="T63">servizio</text:span></text:p>
            </text:list-item>
            <text:list-item>
              <text:p text:style-name="P39">ch <text:span text:style-name="T62">gestisce</text:span><text:span text:style-name="T61"> </text:span>foglio</text:p>
            </text:list-item>
            <text:list-item>
              <text:p text:style-name="P35">dato il Menù <text:span text:style-name="T32">m</text:span> <text:span text:style-name="T50">in uso in</text:span> <text:span text:style-name="T1">servizio</text:span>, per ogni Mansione di Cucina <text:span text:style-name="T32">man</text:span> che <text:span text:style-name="T50">/serve per </text:span><text:span text:style-name="T32">m</text:span></text:p>
              <text:p text:style-name="P35">è stata creata un’istanza <text:span text:style-name="T32">compito</text:span> di Compito, <text:span text:style-name="T32">compito</text:span> <text:span text:style-name="T50">realizza</text:span> <text:span text:style-name="T32">man</text:span> e <text:span text:style-name="T33">foglio</text:span><text:span text:style-name="T76"> </text:span><text:span text:style-name="T52">elenca</text:span><text:span text:style-name="T76"> </text:span><text:span text:style-name="T33">compito</text:span></text:p>
            </text:list-item>
          </text:list>
        </text:list-item>
      </text:list>
      <text:p text:style-name="P16"/>
      <text:p text:style-name="P4"><text:span text:style-name="T49">1a</text:span>.<text:span text:style-name="T49">1</text:span> <text:span text:style-name="T49">ripristinaFoglio</text:span>(<text:span text:style-name="T2">foglio</text:span><text:span text:style-name="T17"> : </text:span><text:span text:style-name="T18">FoglioRiepilogativo</text:span><text:span text:style-name="T16">)</text:span></text:p>
      <text:p text:style-name="P7"/>
      <text:p text:style-name="P10">Pre-condizioni :</text:p>
      <text:list xml:id="list115153253303016" text:continue-list="list1869557994" text:style-name="L1">
        <text:list-item>
          <text:p text:style-name="P29">sono stat<text:span text:style-name="T77">e</text:span> <text:span text:style-name="T77">aperte</text:span> una o più istanze di FoglioRiepilogativo comprendenti <text:span text:style-name="T1">foglio</text:span> </text:p>
        </text:list-item>
        <text:list-item>
          <text:p text:style-name="P43">ch<text:span text:style-name="T61"> </text:span><text:span text:style-name="T62">gestisce</text:span><text:span text:style-name="T61"> </text:span><text:span text:style-name="T63">foglio</text:span></text:p>
        </text:list-item>
      </text:list>
      <text:p text:style-name="P13"/>
      <text:p text:style-name="P10">Post-condizioni : </text:p>
      <text:list xml:id="list3317511623" text:style-name="L3">
        <text:list-item>
          <text:p text:style-name="P36"/>
        </text:list-item>
      </text:list>
      <text:p text:style-name="P16"/>
      <text:p text:style-name="P16"/>
      <text:p text:style-name="P16"/>
      <text:p text:style-name="P3"><text:span text:style-name="T53">2</text:span>. <text:span text:style-name="T49">aggiungiCompito</text:span>(<text:span text:style-name="T8">foglio</text:span><text:span text:style-name="T22"> : FoglioRiepilogativo, </text:span><text:span text:style-name="T14">mansione</text:span><text:span text:style-name="T22"> : </text:span><text:span text:style-name="T29">MansioneDiCucina</text:span><text:span text:style-name="T16">)</text:span></text:p>
      <text:p text:style-name="P7"/>
      <text:p text:style-name="P10">Pre-condizioni :</text:p>
      <text:list xml:id="list115153235522089" text:continue-list="list115153253303016" text:style-name="L1">
        <text:list-item>
          <text:p text:style-name="P26">sono state <text:span text:style-name="T77">aperte</text:span> una o più istanze di FoglioRiepilogativo comprendenti <text:span text:style-name="T1">foglio</text:span> </text:p>
        </text:list-item>
        <text:list-item>
          <text:p text:style-name="P40">ch<text:span text:style-name="T61"> </text:span><text:span text:style-name="T62">gestisce</text:span><text:span text:style-name="T61"> </text:span><text:span text:style-name="T63">foglio</text:span></text:p>
        </text:list-item>
      </text:list>
      <text:p text:style-name="P13"/>
      <text:p text:style-name="P10">Post-condizioni : </text:p>
      <text:list xml:id="list1892010376" text:style-name="L4">
        <text:list-item>
          <text:p text:style-name="P32">è stata creata una nuova istanza <text:span text:style-name="T32">compito</text:span> di Compito</text:p>
        </text:list-item>
        <text:list-item>
          <text:p text:style-name="P46">compito<text:span text:style-name="T61"> </text:span><text:span text:style-name="T62">realizza</text:span><text:span text:style-name="T61"> </text:span><text:span text:style-name="T64">mansione</text:span></text:p>
        </text:list-item>
        <text:list-item>
          <text:p text:style-name="P51"><text:span text:style-name="T61">foglio</text:span><text:span text:style-name="T67"> </text:span><text:span text:style-name="T68">elenca</text:span><text:span text:style-name="T67"> </text:span><text:span text:style-name="T16">compito</text:span></text:p>
        </text:list-item>
      </text:list>
      <text:p text:style-name="P16"/>
      <text:p text:style-name="P16"/>
      <text:p text:style-name="P16"/>
      <text:p text:style-name="P3"><text:span text:style-name="T53">2a</text:span>.<text:span text:style-name="T53">1</text:span> <text:span text:style-name="T75">eliminaCompito</text:span>(<text:span text:style-name="T12">foglio</text:span><text:span text:style-name="T27"> : FoglioRiepilogativo, </text:span><text:span text:style-name="T12">compito</text:span><text:span text:style-name="T27"> : Compito</text:span><text:span text:style-name="T16">)</text:span></text:p>
      <text:p text:style-name="P7"><text:soft-page-break/></text:p>
      <text:p text:style-name="P10">Pre-condizioni :</text:p>
      <text:list xml:id="list115151674222987" text:continue-list="list115153235522089" text:style-name="L1">
        <text:list-item>
          <text:p text:style-name="P30">sono state <text:span text:style-name="T77">aperte</text:span> una o più istanze di FoglioRiepilogativo comprendenti <text:span text:style-name="T1">foglio</text:span> </text:p>
        </text:list-item>
        <text:list-item>
          <text:p text:style-name="P44">ch<text:span text:style-name="T61"> </text:span><text:span text:style-name="T62">gestisce</text:span><text:span text:style-name="T61"> </text:span><text:span text:style-name="T63">foglio</text:span></text:p>
        </text:list-item>
        <text:list-item>
          <text:p text:style-name="P54"><text:span text:style-name="T61">foglio</text:span><text:span text:style-name="T67"> </text:span><text:span text:style-name="T68">elenca</text:span><text:span text:style-name="T67"> </text:span><text:span text:style-name="T61">compito</text:span></text:p>
        </text:list-item>
      </text:list>
      <text:p text:style-name="P13"/>
      <text:p text:style-name="P10">Post-condizioni : </text:p>
      <text:list xml:id="list918087969" text:style-name="L5">
        <text:list-item>
          <text:p text:style-name="P33">[se <text:span text:style-name="T1">compito</text:span> <text:span text:style-name="T50">consiste di </text:span>un’istanza <text:span text:style-name="T32">q </text:span>di QuantitàCompito] <text:s/><text:span text:style-name="T32">q</text:span> è eliminata</text:p>
        </text:list-item>
        <text:list-item>
          <text:p text:style-name="P21">compito<text:span text:style-name="T16"> è eliminato</text:span></text:p>
        </text:list-item>
      </text:list>
      <text:p text:style-name="P16"/>
      <text:p text:style-name="P16"/>
      <text:p text:style-name="P16"/>
      <text:p text:style-name="P3"/>
      <text:p text:style-name="P3"><text:span text:style-name="T53">3</text:span>. <text:span text:style-name="T53">ordinaCompiti</text:span>(<text:span text:style-name="T9">foglio</text:span><text:span text:style-name="T23"> : FoglioRiepilogativo, </text:span><text:span text:style-name="T24">ordinamento</text:span><text:span text:style-name="T16">)</text:span></text:p>
      <text:p text:style-name="P7"/>
      <text:p text:style-name="P10">Pre-condizioni :</text:p>
      <text:list xml:id="list115152865216392" text:continue-list="list115151674222987" text:style-name="L1">
        <text:list-item>
          <text:p text:style-name="P27">sono state <text:span text:style-name="T77">aperte</text:span> una o più istanze di FoglioRiepilogativo comprendenti <text:span text:style-name="T1">foglio</text:span> </text:p>
        </text:list-item>
        <text:list-item>
          <text:p text:style-name="P41"><text:span text:style-name="T32">ch</text:span><text:span text:style-name="T61"> </text:span><text:span text:style-name="T62">gestisce</text:span><text:span text:style-name="T61"> </text:span><text:span text:style-name="T63">foglio</text:span></text:p>
        </text:list-item>
      </text:list>
      <text:p text:style-name="P13"/>
      <text:p text:style-name="P10">Post-condizioni : </text:p>
      <text:list xml:id="list3796729260" text:style-name="L6">
        <text:list-item>
          <text:p text:style-name="P23">l’associazione <text:span text:style-name="T51">elenca</text:span><text:span text:style-name="T54"> fra </text:span><text:span text:style-name="T4">foglio</text:span><text:span text:style-name="T54"> ed i Compiti è modificata in accordo a </text:span><text:span text:style-name="T4">ordinamento</text:span></text:p>
        </text:list-item>
      </text:list>
      <text:p text:style-name="P16"/>
      <text:p text:style-name="P16"/>
      <text:p text:style-name="P60"><text:span text:style-name="T73">4</text:span>. <text:span text:style-name="T73">consultaTabelloneTurni</text:span>(<text:span text:style-name="T16">)</text:span></text:p>
      <text:p text:style-name="P62"/>
      <text:p text:style-name="P56">Pre-condizioni : <text:span text:style-name="T56">assenti, potrebbe essere eseguita in qualsiasi momento / UC</text:span></text:p>
      <text:p text:style-name="P56">Post-condizioni : <text:span text:style-name="T56">assenti, è un’interrogazione al sistema</text:span></text:p>
      <text:p text:style-name="P16"/>
      <text:p text:style-name="P16"/>
      <text:p text:style-name="P3"><text:span text:style-name="T73">5</text:span>. <text:span text:style-name="T53">assegnaCompito</text:span>(<text:span text:style-name="T11">foglio</text:span><text:span text:style-name="T26"> : FoglioRiepilogativo, </text:span><text:span text:style-name="T10">compito</text:span><text:span text:style-name="T25"> : Compito, </text:span><text:span text:style-name="T10">turno</text:span><text:span text:style-name="T25"> : Turno, </text:span><text:span text:style-name="T10">cuoco?</text:span><text:span text:style-name="T25"> : Cuoco, </text:span><text:span text:style-name="T15">stimaT</text:span><text:span text:style-name="T10">empo?</text:span><text:span text:style-name="T25"> : minuti, </text:span><text:span text:style-name="T10">quantità?</text:span><text:span text:style-name="T25"> : </text:span><text:span text:style-name="T30">testo</text:span><text:span text:style-name="T16">)</text:span></text:p>
      <text:p text:style-name="P7"/>
      <text:p text:style-name="P10">Pre-condizioni :</text:p>
      <text:list xml:id="list115152629996116" text:continue-list="list115152865216392" text:style-name="L1">
        <text:list-item>
          <text:p text:style-name="P28">sono state <text:span text:style-name="T77">aperte</text:span> una o più istanze di FoglioRiepilogativo comprendenti <text:span text:style-name="T1">foglio</text:span> </text:p>
        </text:list-item>
        <text:list-item>
          <text:p text:style-name="P42">ch<text:span text:style-name="T61"> </text:span><text:span text:style-name="T62">gestisce</text:span><text:span text:style-name="T61"> </text:span><text:span text:style-name="T63">foglio</text:span></text:p>
        </text:list-item>
        <text:list-item>
          <text:p text:style-name="P52"><text:span text:style-name="T61">foglio</text:span><text:span text:style-name="T67"> </text:span><text:span text:style-name="T68">elenca</text:span><text:span text:style-name="T67"> </text:span><text:span text:style-name="T61">compito</text:span></text:p>
        </text:list-item>
      </text:list>
      <text:p text:style-name="P13"/>
      <text:p text:style-name="P59">Post-condizioni : <text:span text:style-name="T57">se </text:span><text:span text:style-name="T6">cuoco</text:span><text:span text:style-name="T58"> non è specificato oppure </text:span><text:span text:style-name="T6">cuoco</text:span><text:span text:style-name="T58"> </text:span><text:span text:style-name="T74">è disponibile in</text:span><text:span text:style-name="T58"> </text:span><text:span text:style-name="T6">turno</text:span><text:span text:style-name="T58"> ,</text:span></text:p>
      <text:p text:style-name="P59"><text:span text:style-name="T58">e se </text:span><text:span text:style-name="T6">turno</text:span><text:span text:style-name="T58">.</text:span><text:span text:style-name="T60">stato temporale != passato</text:span></text:p>
      <text:list xml:id="list2728215316" text:style-name="L12">
        <text:list-item>
          <text:p text:style-name="P49"><text:span text:style-name="T55">ch</text:span><text:span text:style-name="T70"> </text:span><text:span text:style-name="T61">attribuisce</text:span><text:span text:style-name="T70"> </text:span><text:span text:style-name="T65">compito</text:span></text:p>
        </text:list-item>
        <text:list-item>
          <text:p text:style-name="P55"><text:span text:style-name="T70">compito</text:span><text:span text:style-name="T69"> </text:span><text:span text:style-name="T67">è svolto in</text:span><text:span text:style-name="T69"> </text:span><text:span text:style-name="T70">turno</text:span></text:p>
        </text:list-item>
        <text:list-item>
          <text:p text:style-name="P50"><text:span text:style-name="T70">[se è specificato un </text:span><text:span text:style-name="T65">cuoco</text:span><text:span text:style-name="T70">] <text:s/></text:span><text:span text:style-name="T65">cuoco</text:span><text:span text:style-name="T70"> </text:span><text:span text:style-name="T61">lavora a </text:span><text:span text:style-name="T65">compito</text:span></text:p>
        </text:list-item>
        <text:list-item>
          <text:p text:style-name="P50"><text:span text:style-name="T70">[se è specificato un </text:span><text:span text:style-name="T65">tempo</text:span><text:span text:style-name="T70">] <text:s/></text:span><text:span text:style-name="T65">compito</text:span><text:span text:style-name="T70">.</text:span><text:span text:style-name="T72">stima tempo</text:span><text:span text:style-name="T70"> = </text:span><text:span text:style-name="T66">stimaT</text:span><text:span text:style-name="T65">empo</text:span></text:p>
        </text:list-item>
        <text:list-item>
          <text:p text:style-name="P50"><text:span text:style-name="T70">[se è specificata una </text:span><text:span text:style-name="T65">quantità</text:span><text:span text:style-name="T70">] <text:s/></text:span><text:span text:style-name="T65">compito</text:span><text:span text:style-name="T70">.</text:span><text:span text:style-name="T71">quantità =</text:span><text:span text:style-name="T61"> </text:span><text:span text:style-name="T65">quantità</text:span></text:p>
        </text:list-item>
      </text:list>
      <text:list xml:id="list1011913502" text:style-name="L7">
        <text:list-header>
          <text:p text:style-name="P38"/>
        </text:list-header>
      </text:list>
      <text:p text:style-name="P16"/>
      <text:p text:style-name="P16"/>
      <text:p text:style-name="P16"/>
      <text:p text:style-name="P61"><text:soft-page-break/><text:span text:style-name="T73">5a</text:span>.<text:span text:style-name="T53">1</text:span> <text:span text:style-name="T53">modificaCompito</text:span>(<text:span text:style-name="T11">foglio</text:span><text:span text:style-name="T26"> : FoglioRiepilogativo, </text:span><text:span text:style-name="T10">compito</text:span><text:span text:style-name="T25"> : Compito, </text:span><text:span text:style-name="T10">turno?</text:span><text:span text:style-name="T25"> : Turno, </text:span><text:span text:style-name="T10">cuoco?</text:span><text:span text:style-name="T25"> : Cuoco, </text:span><text:span text:style-name="T15">stimaT</text:span><text:span text:style-name="T10">empo?</text:span><text:span text:style-name="T25"> : minuti, </text:span><text:span text:style-name="T10">quantità?</text:span><text:span text:style-name="T25"> : </text:span><text:span text:style-name="T30">testo</text:span><text:span text:style-name="T16">)</text:span></text:p>
      <text:p text:style-name="P7"/>
      <text:p text:style-name="P10">Pre-condizioni :</text:p>
      <text:list xml:id="list115152033183811" text:continue-list="list115152629996116" text:style-name="L1">
        <text:list-item>
          <text:p text:style-name="P31">sono state <text:span text:style-name="T77">aperte</text:span> una o più istanze di FoglioRiepilogativo comprendenti <text:span text:style-name="T1">foglio</text:span> </text:p>
        </text:list-item>
        <text:list-item>
          <text:p text:style-name="P45">ch<text:span text:style-name="T61"> </text:span><text:span text:style-name="T62">gestisce</text:span><text:span text:style-name="T61"> </text:span><text:span text:style-name="T63">foglio</text:span></text:p>
        </text:list-item>
        <text:list-item>
          <text:p text:style-name="P53"><text:span text:style-name="T61">foglio</text:span><text:span text:style-name="T67"> </text:span><text:span text:style-name="T68">elenca</text:span><text:span text:style-name="T67"> </text:span><text:span text:style-name="T61">compito</text:span></text:p>
        </text:list-item>
      </text:list>
      <text:p text:style-name="P13"/>
      <text:p text:style-name="P58">Post-condizioni : <text:span text:style-name="T59">[</text:span><text:span text:style-name="T57">se </text:span><text:span text:style-name="T6">cuoco</text:span><text:span text:style-name="T58"> non è specificato oppure </text:span><text:span text:style-name="T6">cuoco</text:span><text:span text:style-name="T58"> </text:span><text:span text:style-name="T74">è disponibile in</text:span><text:span text:style-name="T58"> </text:span><text:span text:style-name="T6">turno</text:span><text:span text:style-name="T59">]</text:span><text:span text:style-name="T58"> <text:s/></text:span><text:span text:style-name="T59">AND <text:s/>[</text:span><text:span text:style-name="T58">se </text:span><text:span text:style-name="T6">turno</text:span><text:span text:style-name="T58"> non è </text:span><text:span text:style-name="T59">specificato oppure </text:span><text:span text:style-name="T7">turno</text:span><text:span text:style-name="T59">.</text:span><text:span text:style-name="T60">stato temporale !=</text:span><text:span text:style-name="T59"> </text:span><text:span text:style-name="T58">passato</text:span><text:span text:style-name="T59">]</text:span></text:p>
      <text:list xml:id="list3420624611" text:style-name="L8">
        <text:list-item>
          <text:p text:style-name="P34">[se è specificato un <text:span text:style-name="T1">turno</text:span> e </text:p>
        </text:list-item>
      </text:list>
      <text:p text:style-name="P16"/>
      <text:p text:style-name="P16"/>
      <text:p text:style-name="P16"/>
      <text:p text:style-name="P5"><text:span text:style-name="T73">5b</text:span>.<text:span text:style-name="T53">1</text:span> <text:span text:style-name="T53">segnaCompitoDaPreparare</text:span>(<text:span text:style-name="T13">foglio</text:span><text:span text:style-name="T28"> : FoglioRiepilogativo,</text:span><text:span text:style-name="T16"> </text:span><text:span text:style-name="T3">compito</text:span><text:span text:style-name="T19"> : Compito, </text:span><text:span text:style-name="T3">daPreparare</text:span><text:span text:style-name="T19"> : sì/no</text:span><text:span text:style-name="T16">)</text:span></text:p>
      <text:p text:style-name="P8"/>
      <text:p text:style-name="P11">Pre-condizioni :</text:p>
      <text:list xml:id="list115151785178147" text:continue-list="list115152033183811" text:style-name="L1">
        <text:list-item>
          <text:p text:style-name="P24">[se <text:span text:style-name="T1">compito.</text:span>daPreparare ha valore no]</text:p>
        </text:list-item>
      </text:list>
      <text:p text:style-name="P14"/>
      <text:p text:style-name="P11">Post-condizioni : </text:p>
      <text:list xml:id="list4204356298" text:style-name="L9">
        <text:list-item>
          <text:p text:style-name="P17">compito<text:span text:style-name="T16">.daPreparare = </text:span>daPreparare</text:p>
        </text:list-item>
      </text:list>
      <text:p text:style-name="P16"/>
      <text:p text:style-name="P16"/>
      <text:p text:style-name="P16"/>
      <text:p text:style-name="P5"><text:span text:style-name="T73">5c</text:span>.<text:span text:style-name="T53">1</text:span> <text:span text:style-name="T53">segnaTurnoCompleto</text:span>(<text:span text:style-name="T3">turno</text:span><text:span text:style-name="T19"> : Turno, </text:span><text:span text:style-name="T3">completo</text:span><text:span text:style-name="T19"> : sì/no</text:span><text:span text:style-name="T16">)</text:span></text:p>
      <text:p text:style-name="P8"/>
      <text:p text:style-name="P11">Pre-condizioni :</text:p>
      <text:list xml:id="list115153804249779" text:continue-list="list115151785178147" text:style-name="L1">
        <text:list-item>
          <text:p text:style-name="P22"/>
        </text:list-item>
      </text:list>
      <text:p text:style-name="P14"/>
      <text:p text:style-name="P11">Post-condizioni : </text:p>
      <text:list xml:id="list2241154206" text:style-name="L10">
        <text:list-item>
          <text:p text:style-name="P18">turno<text:span text:style-name="T16">.completo = </text:span>completo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Georgia" svg:font-family="Georgia" style:font-family-generic="roman" style:font-pitch="variable"/>
    <style:font-face style:name="Inconsolata-Bold" svg:font-family="Inconsolata-Bold" style:font-family-generic="roman" style:font-pitch="variable"/>
    <style:font-face style:name="Inconsolata-Regular" svg:font-family="Inconsolata-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5-08T11:44:26.935000000</dc:date>
    <meta:editing-duration>PT19H46M43S</meta:editing-duration>
    <meta:editing-cycles>11</meta:editing-cycles>
    <meta:document-statistic meta:table-count="0" meta:image-count="0" meta:object-count="0" meta:page-count="3" meta:paragraph-count="74" meta:word-count="521" meta:character-count="3426" meta:non-whitespace-character-count="2998"/>
  </office:meta>
</office:document-meta>
</file>